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04cm" fo:min-width="2.881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061cm" fo:min-width="2.881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804cm" fo:min-width="2.036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803cm" fo:min-width="2.204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104cm" fo:min-width="2.88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105cm" fo:min-width="2.881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105cm" fo:min-width="2.88cm"/>
    </style:style>
    <style:style style:name="gr10" style:family="graphic" style:parent-style-name="objectwithoutfill">
      <style:graphic-properties draw:marker-start="Arrow" draw:fill="none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803cm" fo:min-width="2.036cm"/>
    </style:style>
    <style:style style:name="gr12" style:family="graphic" style:parent-style-name="standard">
      <style:graphic-properties draw:stroke="none" svg:stroke-color="#000000" draw:fill="none" draw:fill-color="#ffffff" fo:min-height="0.874cm"/>
    </style:style>
    <style:style style:name="gr13" style:family="graphic" style:parent-style-name="standard">
      <style:graphic-properties draw:stroke="none" svg:stroke-color="#000000" draw:fill="none" draw:fill-color="#ffffff" fo:min-height="0.83cm"/>
    </style:style>
    <style:style style:name="gr14" style:family="graphic" style:parent-style-name="standard">
      <style:graphic-properties draw:stroke="none" svg:stroke-color="#000000" draw:fill="none" draw:fill-color="#ffffff" fo:min-height="0.832cm"/>
    </style:style>
    <style:style style:name="gr15" style:family="graphic" style:parent-style-name="objectwithoutfill">
      <style:graphic-properties draw:marker-start="Arrow" draw:marker-end="" draw:fill="none" draw:textarea-vertical-align="middle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1.061cm" fo:min-width="2.879cm"/>
    </style:style>
    <style:style style:name="gr17" style:family="graphic" style:parent-style-name="standard">
      <style:graphic-properties draw:stroke="none" svg:stroke-color="#000000" draw:fill="none" draw:fill-color="#ffffff" fo:min-height="0.831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79cm" svg:height="1.914cm" svg:x="18.232cm" svg:y="11.548cm"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779cm" svg:height="1.853cm" svg:x="11.064cm" svg:y="3.951cm">
          <text:p text:style-name="P1"><text:span text:style-name="T1">User</text:span></text:p>
          <text:p text:style-name="P1"><text:span text:style-name="T1">&lt;projec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584cm" svg:height="1.49cm" svg:x="11.543cm" svg:y="9.207cm">
          <text:p text:style-name="P1"><text:span text:style-name="T1">Ta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822cm" svg:height="1.489cm" svg:x="17.277cm" svg:y="1.762cm">
          <text:p text:style-name="P1"><text:span text:style-name="T1">C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8.931cm" svg:y1="11.828cm" svg:x2="14.603cm" svg:y2="10.479cm" draw:start-shape="id1" draw:start-glue-point="5" draw:end-shape="id2" draw:end-glue-point="9" svg:d="M18931 11828l-4328-1349" svg:viewBox="0 0 4329 1350">
          <text:p/>
        </draw:connector>
        <draw:custom-shape draw:style-name="gr6" draw:text-style-name="P2" xml:id="id3" draw:id="id3" draw:layer="layout" svg:width="4.778cm" svg:height="1.914cm" svg:x="3.898cm" svg:y="11.548cm">
          <text:p text:style-name="P1"><text:span text:style-name="T1">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8.676cm" svg:y1="12.505cm" svg:x2="18.232cm" svg:y2="12.505cm" draw:start-shape="id3" draw:start-glue-point="10" draw:end-shape="id1" draw:end-glue-point="6" svg:d="M8676 12505h9556" svg:viewBox="0 0 9557 1">
          <text:p/>
        </draw:connector>
        <draw:connector draw:style-name="gr7" draw:text-style-name="P3" draw:layer="layout" draw:type="line" svg:x1="20.622cm" svg:y1="16.865cm" svg:x2="20.622cm" svg:y2="13.462cm" draw:start-shape="id4" draw:start-glue-point="4" draw:end-shape="id1" draw:end-glue-point="8" svg:d="M20622 16865v-3403" svg:viewBox="0 0 1 3404">
          <text:p/>
        </draw:connector>
        <draw:connector draw:style-name="gr7" draw:text-style-name="P3" draw:layer="layout" draw:type="line" svg:x1="6.287cm" svg:y1="16.865cm" svg:x2="6.287cm" svg:y2="13.462cm" draw:start-shape="id5" draw:start-glue-point="4" draw:end-shape="id3" draw:end-glue-point="8" svg:d="M6287 16865v-3403" svg:viewBox="0 0 1 3404">
          <text:p/>
        </draw:connector>
        <draw:custom-shape draw:style-name="gr8" draw:text-style-name="P2" xml:id="id4" draw:id="id4" draw:layer="layout" svg:width="4.779cm" svg:height="1.915cm" svg:x="18.232cm" svg:y="16.865cm">
          <text:p text:style-name="P1"><text:span text:style-name="T1">User</text:span></text:p>
          <text:p text:style-name="P1"><text:span text:style-name="T1">&lt;collab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4.778cm" svg:height="1.915cm" svg:x="3.898cm" svg:y="16.865cm">
          <text:p text:style-name="P1"><text:span text:style-name="T1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8.232cm" svg:y1="17.823cm" svg:x2="8.676cm" svg:y2="17.823cm" draw:start-shape="id4" draw:start-glue-point="6" draw:end-shape="id5" draw:end-glue-point="10" svg:d="M18232 17823h-9556" svg:viewBox="0 0 9557 1">
          <text:p/>
        </draw:connector>
        <draw:connector draw:style-name="gr5" draw:text-style-name="P3" draw:layer="layout" draw:type="line" svg:x1="6.287cm" svg:y1="11.548cm" svg:x2="11.763cm" svg:y2="5.533cm" draw:start-shape="id3" draw:start-glue-point="4" draw:end-shape="id6" draw:end-glue-point="7" svg:d="M6287 11548l5476-6015" svg:viewBox="0 0 5477 6016">
          <text:p/>
        </draw:connector>
        <draw:connector draw:style-name="gr5" draw:text-style-name="P3" draw:layer="layout" draw:type="line" svg:x1="20.622cm" svg:y1="11.548cm" svg:x2="15.144cm" svg:y2="5.533cm" draw:start-shape="id1" draw:start-glue-point="4" draw:end-shape="id6" draw:end-glue-point="9" svg:d="M20622 11548l-5478-6015" svg:viewBox="0 0 5479 6016">
          <text:p/>
        </draw:connector>
        <draw:connector draw:style-name="gr10" draw:text-style-name="P3" draw:layer="layout" draw:type="line" svg:x1="17.836cm" svg:y1="3.033cm" svg:x2="15.144cm" svg:y2="4.222cm" draw:start-shape="id7" draw:start-glue-point="7" draw:end-shape="id6" draw:end-glue-point="11" svg:d="M17836 3033l-2692 1189" svg:viewBox="0 0 2693 1190">
          <text:p/>
        </draw:connector>
        <draw:connector draw:style-name="gr5" draw:text-style-name="P3" draw:layer="layout" draw:type="line" svg:x1="7.977cm" svg:y1="11.828cm" svg:x2="12.067cm" svg:y2="10.479cm" draw:start-shape="id3" draw:start-glue-point="11" draw:end-shape="id2" draw:end-glue-point="7" svg:d="M7977 11828l4090-1349" svg:viewBox="0 0 4091 1350">
          <text:p/>
        </draw:connector>
        <draw:custom-shape draw:style-name="gr11" draw:text-style-name="P5" xml:id="id8" draw:id="id8" draw:layer="layout" svg:width="3.584cm" svg:height="1.489cm" svg:x="11.543cm" svg:y="6.867cm">
          <text:p text:style-name="P4"><text:span text:style-name="T2">Annot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8.931cm" svg:y1="11.828cm" svg:x2="14.603cm" svg:y2="8.138cm" draw:start-shape="id1" draw:start-glue-point="5" draw:end-shape="id8" draw:end-glue-point="9" svg:d="M18931 11828l-4328-3690" svg:viewBox="0 0 4329 3691">
          <text:p/>
        </draw:connector>
        <draw:connector draw:style-name="gr5" draw:text-style-name="P3" draw:layer="layout" draw:type="line" svg:x1="7.977cm" svg:y1="11.828cm" svg:x2="12.067cm" svg:y2="8.138cm" draw:start-shape="id3" draw:start-glue-point="11" draw:end-shape="id8" draw:end-glue-point="7" svg:d="M7977 11828l4090-3690" svg:viewBox="0 0 4091 3691">
          <text:p/>
        </draw:connector>
        <draw:frame draw:style-name="gr12" draw:text-style-name="P7" draw:layer="layout" svg:width="1.719cm" svg:height="1.124cm" svg:x="15.224cm" svg:y="2.778cm">
          <draw:text-box>
            <text:p text:style-name="P6"><text:span text:style-name="T2">ident</text:span></text:p>
          </draw:text-box>
        </draw:frame>
        <draw:frame draw:style-name="gr13" draw:text-style-name="P7" draw:layer="layout" svg:width="2.568cm" svg:height="1.08cm" svg:x="12.275cm" svg:y="16.938cm">
          <draw:text-box>
            <text:p text:style-name="P6"><text:span text:style-name="T2">member</text:span></text:p>
          </draw:text-box>
        </draw:frame>
        <draw:frame draw:style-name="gr13" draw:text-style-name="P8" draw:layer="layout" svg:width="1.627cm" svg:height="1.08cm" svg:x="12.708cm" svg:y="11.604cm">
          <draw:text-box>
            <text:p><text:span text:style-name="T2">item</text:span></text:p>
          </draw:text-box>
        </draw:frame>
        <draw:frame draw:style-name="gr13" draw:text-style-name="P7" draw:layer="layout" svg:width="1.329cm" svg:height="1.08cm" svg:x="12.879cm" svg:y="14.271cm">
          <draw:text-box>
            <text:p text:style-name="P6"><text:span text:style-name="T2">acl</text:span></text:p>
          </draw:text-box>
        </draw:frame>
        <draw:frame draw:style-name="gr13" draw:text-style-name="P7" draw:layer="layout" svg:width="2.391cm" svg:height="1.08cm" svg:x="20.58cm" svg:y="14.525cm">
          <draw:text-box>
            <text:p text:style-name="P6"><text:span text:style-name="T2">acl</text:span></text:p>
          </draw:text-box>
        </draw:frame>
        <draw:frame draw:style-name="gr14" draw:text-style-name="P7" draw:layer="layout" svg:width="1.577cm" svg:height="1.082cm" svg:x="5.265cm" svg:y="14.589cm">
          <draw:text-box>
            <text:p text:style-name="P6"><text:span text:style-name="T2">acl</text:span></text:p>
          </draw:text-box>
        </draw:frame>
        <draw:frame draw:style-name="gr13" draw:text-style-name="P7" draw:layer="layout" svg:width="2.868cm" svg:height="1.08cm" svg:x="17.993cm" svg:y="7.931cm">
          <draw:text-box>
            <text:p text:style-name="P6"><text:span text:style-name="T2">owner</text:span></text:p>
          </draw:text-box>
        </draw:frame>
        <draw:frame draw:style-name="gr13" draw:text-style-name="P7" draw:layer="layout" svg:width="1.952cm" svg:height="1.08cm" svg:x="7.096cm" svg:y="7.921cm">
          <draw:text-box>
            <text:p text:style-name="P6"><text:span text:style-name="T2">owner</text:span></text:p>
          </draw:text-box>
        </draw:frame>
        <draw:frame draw:style-name="gr13" draw:text-style-name="P7" draw:layer="layout" svg:width="1.875cm" svg:height="1.08cm" svg:x="15.381cm" svg:y="9.953cm">
          <draw:text-box>
            <text:p text:style-name="P6"><text:span text:style-name="T2">meta</text:span></text:p>
          </draw:text-box>
        </draw:frame>
        <draw:frame draw:style-name="gr13" draw:text-style-name="P7" draw:layer="layout" svg:width="1.767cm" svg:height="1.08cm" svg:x="9.763cm" svg:y="9.971cm">
          <draw:text-box>
            <text:p text:style-name="P6"><text:span text:style-name="T2">meta</text:span></text:p>
          </draw:text-box>
        </draw:frame>
        <draw:connector draw:style-name="gr15" draw:text-style-name="P3" draw:layer="layout" draw:type="curve" svg:x1="7.977cm" svg:y1="17.145cm" svg:x2="18.931cm" svg:y2="13.182cm" draw:start-shape="id5" draw:start-glue-point="11" draw:end-shape="id1" draw:end-glue-point="7" svg:d="M7977 17145c0-2971 10954-990 10954-3963" svg:viewBox="0 0 10955 3964">
          <text:p/>
        </draw:connector>
        <draw:connector draw:style-name="gr5" draw:text-style-name="P3" draw:layer="layout" draw:type="curve" svg:x1="7.977cm" svg:y1="13.182cm" svg:x2="18.931cm" svg:y2="17.145cm" draw:start-shape="id3" draw:start-glue-point="9" draw:end-shape="id4" draw:end-glue-point="5" svg:d="M7977 13182c0 2973 10954 992 10954 3963" svg:viewBox="0 0 10955 3964">
          <text:p/>
        </draw:connector>
        <draw:connector draw:style-name="gr5" draw:text-style-name="P3" draw:layer="layout" draw:type="curve" draw:line-skew="0cm -6.654cm" svg:x1="4.597cm" svg:y1="13.182cm" svg:x2="4.597cm" svg:y2="11.828cm" draw:start-shape="id3" draw:start-glue-point="7" draw:end-shape="id3" draw:end-glue-point="5" svg:d="M4597 13182c0 1173-2073 783-2073-676 0-1458 2073-1849 2073-678" svg:viewBox="0 0 2074 2731">
          <text:p/>
        </draw:connector>
        <draw:frame draw:style-name="gr13" draw:text-style-name="P7" draw:layer="layout" svg:width="1.628cm" svg:height="1.08cm" svg:x="3.182cm" svg:y="10.207cm">
          <draw:text-box>
            <text:p text:style-name="P6"><text:span text:style-name="T2">item</text:span></text:p>
          </draw:text-box>
        </draw:frame>
        <draw:connector draw:style-name="gr5" draw:text-style-name="P3" draw:layer="layout" draw:type="curve" draw:line-skew="-1.355cm" svg:x1="3.898cm" svg:y1="17.823cm" svg:x2="11.064cm" svg:y2="4.878cm" draw:start-shape="id5" draw:start-glue-point="6" draw:end-shape="id6" draw:end-glue-point="6" svg:d="M3898 17823c-2784 0-6367-12945 7166-12945" svg:viewBox="0 0 9780 12946">
          <text:p/>
        </draw:connector>
        <draw:frame draw:style-name="gr13" draw:text-style-name="P7" draw:layer="layout" svg:width="2.867cm" svg:height="1.08cm" svg:x="2.705cm" svg:y="5.826cm">
          <draw:text-box>
            <text:p text:style-name="P6"><text:span text:style-name="T2">owner</text:span></text:p>
          </draw:text-box>
        </draw:frame>
        <draw:custom-shape draw:style-name="gr16" draw:text-style-name="P2" xml:id="id9" draw:id="id9" draw:layer="layout" svg:width="4.777cm" svg:height="1.853cm" svg:x="20.861cm" svg:y="3.951cm">
          <text:p text:style-name="P1"><text:span text:style-name="T1">User</text:span></text:p>
          <text:p text:style-name="P1"><text:span text:style-name="T1">&lt;admin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20.861cm" svg:y1="4.878cm" svg:x2="15.843cm" svg:y2="4.878cm" draw:start-shape="id9" draw:start-glue-point="6" draw:end-shape="id6" draw:end-glue-point="10" svg:d="M20861 4878h-5018" svg:viewBox="0 0 5019 1">
          <text:p/>
        </draw:connector>
        <draw:frame draw:style-name="gr17" draw:text-style-name="P7" draw:layer="layout" svg:width="2.866cm" svg:height="1.081cm" svg:x="17.277cm" svg:y="4.085cm">
          <draw:text-box>
            <text:p text:style-name="P6"><text:span text:style-name="T2">ad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1:35:15.614431689</meta:creation-date>
    <dc:date>2017-12-19T09:34:32.222660754</dc:date>
    <meta:editing-duration>PT5H16M30S</meta:editing-duration>
    <meta:editing-cycles>11</meta:editing-cycles>
    <meta:generator>LibreOffice/5.1.6.2$Linux_X86_64 LibreOffice_project/10m0$Build-2</meta:generator>
    <meta:document-statistic meta:object-count="38"/>
  </office:meta>
</office:document-meta>
</file>